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40e54" officeooo:paragraph-rsid="00140e54"/>
    </style:style>
    <style:style style:name="P2" style:family="paragraph" style:parent-style-name="Standard">
      <style:text-properties officeooo:rsid="00140e54" officeooo:paragraph-rsid="0016008b"/>
    </style:style>
    <style:style style:name="P3" style:family="paragraph" style:parent-style-name="Standard">
      <style:text-properties officeooo:rsid="0016008b" officeooo:paragraph-rsid="0016008b"/>
    </style:style>
    <style:style style:name="P4" style:family="paragraph" style:parent-style-name="Standard">
      <style:text-properties officeooo:rsid="00177e2e" officeooo:paragraph-rsid="00177e2e"/>
    </style:style>
    <style:style style:name="T1" style:family="text">
      <style:text-properties officeooo:rsid="0016008b"/>
    </style:style>
    <style:style style:name="T2" style:family="text">
      <style:text-properties style:text-position="sub 58%"/>
    </style:style>
    <style:style style:name="T3" style:family="text">
      <style:text-properties style:text-position="sub 58%" officeooo:rsid="0016008b"/>
    </style:style>
    <style:style style:name="T4" style:family="text">
      <style:text-properties style:text-position="0% 100%" officeooo:rsid="0016008b"/>
    </style:style>
    <style:style style:name="T5" style:family="text">
      <style:text-properties officeooo:rsid="00177e2e"/>
    </style:style>
    <style:style style:name="T6" style:family="text">
      <style:text-properties officeooo:rsid="0018b937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nipulation « <text:span text:style-name="T5">T</text:span>erre <text:span text:style-name="T5">-</text:span> humidité »</text:p>
      <text:p text:style-name="P1"/>
      <text:p text:style-name="P1">L’humidité résiduelle se mesure par une différence de masse<text:span text:style-name="T1">s</text:span> entre l’échantillon de départ et <text:span text:style-name="T1">l’échantillon</text:span> <text:span text:style-name="T1">passé dans </text:span>une étuve à 103°C. On mesure ainsi la différence de masse pour connaître le taux d’humidité résiduelle de l’échantillon.</text:p>
      <text:p text:style-name="P2">On pèse environ exacteme<text:span text:style-name="T1">n</text:span>t 5g de terre <text:span text:style-name="T1">à 1mg près </text:span>que l’on place dans un vase à humidité. <text:span text:style-name="T1">On note la masse m</text:span><text:span text:style-name="T3">0</text:span><text:span text:style-name="T4">.</text:span> </text:p>
      <text:p text:style-name="P2">On met ce vase dans le déssicateur à 103°C, couvercle ouvert sous le vase. </text:p>
      <text:p text:style-name="P2">On laisse le tout environ 4 h dans la machine. </text:p>
      <text:p text:style-name="P2">Une fois le temps écoulé, on referme le vase avec son couvercle, on sort le tout du déssicateur, on laisse refroidir <text:span text:style-name="T1">le vase</text:span> <text:span text:style-name="T1">jusqu’à la température ambiante. </text:span></text:p>
      <text:p text:style-name="P2"><text:span text:style-name="T1">On pèse le vase et son couvercle à 1mg près. On note la masse m</text:span><text:span text:style-name="T3">1</text:span><text:span text:style-name="T1">.</text:span></text:p>
      <text:p text:style-name="P3">L’humidité résiduelle se calcule par H (%) = (m<text:span text:style-name="T2">0</text:span> – m<text:span text:style-name="T2">1</text:span>) / m<text:span text:style-name="T2">0</text:span> * 100</text:p>
      <text:p text:style-name="P3"/>
      <text:p text:style-name="P4">Manipulation « Terre - Carbone organique »</text:p>
      <text:p text:style-name="P4"/>
      <text:p text:style-name="P4">La méthode est peu restrictive puisqu’elle s<text:span text:style-name="T6">e réalise avec</text:span> tout les types de sols de culture. 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8T08:34:42.697885725</meta:creation-date>
    <dc:date>2017-11-28T10:05:17.458258975</dc:date>
    <meta:editing-duration>PT6M57S</meta:editing-duration>
    <meta:editing-cycles>2</meta:editing-cycles>
    <meta:generator>LibreOffice/5.3.7.2.0$Linux_X86_64 LibreOffice_project/30m0$Build-2</meta:generator>
    <meta:document-statistic meta:table-count="0" meta:image-count="0" meta:object-count="0" meta:page-count="1" meta:paragraph-count="10" meta:word-count="168" meta:character-count="929" meta:non-whitespace-character-count="765"/>
  </office:meta>
</office:document-meta>
</file>